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401cm" table:align="center"/>
    </style:style>
    <style:style style:name="Tabela1.A" style:family="table-column">
      <style:table-column-properties style:column-width="2.63cm"/>
    </style:style>
    <style:style style:name="Tabela1.B" style:family="table-column">
      <style:table-column-properties style:column-width="2.496cm"/>
    </style:style>
    <style:style style:name="Tabela1.C" style:family="table-column">
      <style:table-column-properties style:column-width="6.115cm"/>
    </style:style>
    <style:style style:name="Tabela1.D" style:family="table-column">
      <style:table-column-properties style:column-width="4.159cm"/>
    </style:style>
    <style:style style:name="Tabela1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.D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1.2" style:family="table-row">
      <style:table-row-properties style:min-row-height="0.607cm" style:use-optimal-row-height="false"/>
    </style:style>
    <style:style style:name="Tabela1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1.D2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5.401cm" fo:margin-left="-0.199cm" table:align="left"/>
    </style:style>
    <style:style style:name="Tabela2.A" style:family="table-column">
      <style:table-column-properties style:column-width="6.191cm"/>
    </style:style>
    <style:style style:name="Tabela2.B" style:family="table-column">
      <style:table-column-properties style:column-width="9.209cm"/>
    </style:style>
    <style:style style:name="Tabela2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5.399cm" fo:margin-left="-0.222cm" table:align="left"/>
    </style:style>
    <style:style style:name="Tabela6.A" style:family="table-column">
      <style:table-column-properties style:column-width="6.218cm"/>
    </style:style>
    <style:style style:name="Tabela6.B" style:family="table-column">
      <style:table-column-properties style:column-width="9.181cm"/>
    </style:style>
    <style:style style:name="Tabe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.401cm" fo:margin-left="-0.199cm" table:align="left"/>
    </style:style>
    <style:style style:name="Tabela3.A" style:family="table-column">
      <style:table-column-properties style:column-width="2.196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6.405cm"/>
    </style:style>
    <style:style style:name="Tabela3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C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191cm" fo:padding-right="0.191cm" fo:padding-top="0cm" fo:padding-bottom="0cm" fo:border="0.5pt solid #000000"/>
    </style:style>
    <style:style style:name="Tabela3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B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B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3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4" style:family="table">
      <style:table-properties style:width="15.401cm" fo:margin-left="-0.199cm" table:align="left"/>
    </style:style>
    <style:style style:name="Tabela4.A" style:family="table-column">
      <style:table-column-properties style:column-width="2.487cm"/>
    </style:style>
    <style:style style:name="Tabela4.B" style:family="table-column">
      <style:table-column-properties style:column-width="4.313cm"/>
    </style:style>
    <style:style style:name="Tabela4.C" style:family="table-column">
      <style:table-column-properties style:column-width="5.794cm"/>
    </style:style>
    <style:style style:name="Tabela4.D" style:family="table-column">
      <style:table-column-properties style:column-width="2.806cm"/>
    </style:style>
    <style:style style:name="Tabela4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4.D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4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C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.D2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5cm" table:align="margins"/>
    </style:style>
    <style:style style:name="Tabela7.A" style:family="table-column">
      <style:table-column-properties style:column-width="4.895cm" style:rel-column-width="21385*"/>
    </style:style>
    <style:style style:name="Tabela7.B" style:family="table-column">
      <style:table-column-properties style:column-width="10.105cm" style:rel-column-width="44150*"/>
    </style:style>
    <style:style style:name="Tabela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5cm" table:align="margins"/>
    </style:style>
    <style:style style:name="Tabela8.A" style:family="table-column">
      <style:table-column-properties style:column-width="2.593cm" style:rel-column-width="11328*"/>
    </style:style>
    <style:style style:name="Tabela8.B" style:family="table-column">
      <style:table-column-properties style:column-width="2.408cm" style:rel-column-width="10519*"/>
    </style:style>
    <style:style style:name="Tabela8.C" style:family="table-column">
      <style:table-column-properties style:column-width="5.106cm" style:rel-column-width="22309*"/>
    </style:style>
    <style:style style:name="Tabela8.D" style:family="table-column">
      <style:table-column-properties style:column-width="4.893cm" style:rel-column-width="21379*"/>
    </style:style>
    <style:style style:name="Tabela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D1" style:family="table-cell">
      <style:table-cell-properties fo:background-color="#eeeeee" fo:padding="0.097cm" fo:border="0.05pt solid #000000">
        <style:background-image/>
      </style:table-cell-properties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3" style:family="table-cell">
      <style:table-cell-properties fo:padding="0.097cm" fo:border-left="0.05pt solid #000000" fo:border-right="none" fo:border-top="none" fo:border-bottom="0.05pt solid #000000"/>
    </style:style>
    <style:style style:name="Tabela8.B3" style:family="table-cell">
      <style:table-cell-properties fo:padding="0.097cm" fo:border-left="0.05pt solid #000000" fo:border-right="none" fo:border-top="none" fo:border-bottom="0.05pt solid #000000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5.401cm" fo:margin-left="-0.199cm" table:align="left"/>
    </style:style>
    <style:style style:name="Tabela5.A" style:family="table-column">
      <style:table-column-properties style:column-width="4.789cm"/>
    </style:style>
    <style:style style:name="Tabela5.B" style:family="table-column">
      <style:table-column-properties style:column-width="10.612cm"/>
    </style:style>
    <style:style style:name="Tabela5.A1" style:family="table-cell">
      <style:table-cell-properties fo:background-color="#eeeeee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5.B1" style:family="table-cell">
      <style:table-cell-properties fo:background-color="#eeeeee" fo:padding-left="0.191cm" fo:padding-right="0.191cm" fo:padding-top="0cm" fo:padding-bottom="0cm" fo:border="0.5pt solid #000000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.B2" style:family="table-cell">
      <style:table-cell-properties fo:padding-left="0.191cm" fo:padding-right="0.191cm" fo:padding-top="0cm" fo:padding-bottom="0cm" fo:border="0.5pt solid #000000"/>
    </style:style>
    <style:style style:name="Tabela5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7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8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9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5.A10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ela5.B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9" style:family="table">
      <style:table-properties style:width="15cm" table:align="margins"/>
    </style:style>
    <style:style style:name="Tabela9.A" style:family="table-column">
      <style:table-column-properties style:column-width="2.302cm" style:rel-column-width="10056*"/>
    </style:style>
    <style:style style:name="Tabela9.B" style:family="table-column">
      <style:table-column-properties style:column-width="9.393cm" style:rel-column-width="41036*"/>
    </style:style>
    <style:style style:name="Tabela9.C" style:family="table-column">
      <style:table-column-properties style:column-width="3.306cm" style:rel-column-width="14443*"/>
    </style:style>
    <style:style style:name="Tabela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C1" style:family="table-cell">
      <style:table-cell-properties fo:background-color="#eeeeee" fo:padding="0.097cm" fo:border="0.05pt solid #000000">
        <style:background-image/>
      </style:table-cell-properties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none" fo:border-top="none" fo:border-bottom="0.05pt solid #000000"/>
    </style:style>
    <style:style style:name="Tabe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3" style:family="table-cell">
      <style:table-cell-properties fo:padding="0.097cm" fo:border-left="0.05pt solid #000000" fo:border-right="none" fo:border-top="none" fo:border-bottom="0.05pt solid #000000"/>
    </style:style>
    <style:style style:name="Tabela9.B3" style:family="table-cell">
      <style:table-cell-properties fo:padding="0.097cm" fo:border-left="0.05pt solid #000000" fo:border-right="none" fo:border-top="none" fo:border-bottom="0.05pt solid #000000"/>
    </style:style>
    <style:style style:name="Tabela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4" style:family="table-cell">
      <style:table-cell-properties fo:padding="0.097cm" fo:border-left="0.05pt solid #000000" fo:border-right="none" fo:border-top="none" fo:border-bottom="0.05pt solid #000000"/>
    </style:style>
    <style:style style:name="Tabela9.B4" style:family="table-cell">
      <style:table-cell-properties fo:padding="0.097cm" fo:border-left="0.05pt solid #000000" fo:border-right="none" fo:border-top="none" fo:border-bottom="0.05pt solid #000000"/>
    </style:style>
    <style:style style:name="Tabe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A5" style:family="table-cell">
      <style:table-cell-properties fo:padding="0.097cm" fo:border-left="0.05pt solid #000000" fo:border-right="none" fo:border-top="none" fo:border-bottom="0.05pt solid #000000"/>
    </style:style>
    <style:style style:name="Tabela9.B5" style:family="table-cell">
      <style:table-cell-properties fo:padding="0.097cm" fo:border-left="0.05pt solid #000000" fo:border-right="none" fo:border-top="none" fo:border-bottom="0.05pt solid #000000"/>
    </style:style>
    <style:style style:name="Tabela9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background-color="#ffffff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text-properties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 style:snap-to-layout-grid="false"/>
    </style:style>
    <style:style style:name="P9" style:family="paragraph" style:parent-style-name="Standard">
      <style:paragraph-properties>
        <style:tab-stops>
          <style:tab-stop style:position="0.847cm"/>
          <style:tab-stop style:position="15.572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0cm" fo:margin-bottom="0.4cm" style:contextual-spacing="false"/>
    </style:style>
    <style:style style:name="P12" style:family="paragraph" style:parent-style-name="Standard">
      <style:paragraph-properties fo:margin-left="0.499cm" fo:margin-right="0cm" fo:text-align="center" style:justify-single-word="false" fo:text-indent="0cm" style:auto-text-indent="false" fo:break-before="page"/>
      <style:text-properties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margin-top="0.199cm" fo:margin-bottom="0cm" style:contextual-spacing="false" fo:line-height="150%" fo:text-align="justify" style:justify-single-word="false"/>
    </style:style>
    <style:style style:name="P14" style:family="paragraph" style:parent-style-name="Standard">
      <style:paragraph-properties fo:margin-top="0.199cm" fo:margin-bottom="0cm" style:contextual-spacing="false" fo:line-height="150%" fo:text-align="justify" style:justify-single-word="false"/>
      <style:text-properties officeooo:paragraph-rsid="0012404f"/>
    </style:style>
    <style:style style:name="P15" style:family="paragraph" style:parent-style-name="Standard">
      <style:paragraph-properties fo:margin-top="0.199cm" fo:margin-bottom="0cm" style:contextual-spacing="false" fo:line-height="150%" fo:text-align="justify" style:justify-single-word="false"/>
      <style:text-properties officeooo:rsid="0012404f" officeooo:paragraph-rsid="0012404f"/>
    </style:style>
    <style:style style:name="P16" style:family="paragraph" style:parent-style-name="Standard">
      <style:paragraph-properties fo:margin-top="0.199cm" fo:margin-bottom="0cm" style:contextual-spacing="false" fo:line-height="100%" fo:text-align="justify" style:justify-single-word="false"/>
    </style:style>
    <style:style style:name="P17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officeooo:paragraph-rsid="0021126a"/>
    </style:style>
    <style:style style:name="P18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officeooo:paragraph-rsid="001f6b49"/>
    </style:style>
    <style:style style:name="P19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officeooo:rsid="0021126a" officeooo:paragraph-rsid="0021126a"/>
    </style:style>
    <style:style style:name="P20" style:family="paragraph" style:parent-style-name="Standard">
      <style:paragraph-properties fo:margin-top="0.4cm" fo:margin-bottom="0cm" style:contextual-spacing="false" fo:line-height="100%" fo:text-align="justify" style:justify-single-word="false"/>
      <style:text-properties officeooo:rsid="002a9763" officeooo:paragraph-rsid="002b764a"/>
    </style:style>
    <style:style style:name="P21" style:family="paragraph" style:parent-style-name="Standard">
      <style:paragraph-properties fo:margin-top="0cm" fo:margin-bottom="0cm" style:contextual-spacing="false" fo:line-height="100%" style:snap-to-layout-grid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font-weight="bold" fo:background-color="transparent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/>
      <style:text-properties fo:background-color="transparen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background-color="transparent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fo:background-color="transparent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17624b" fo:background-color="transparent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officeooo:rsid="0013b856" officeooo:paragraph-rsid="0013b856" fo:background-color="transparen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 style:snap-to-layout-grid="false"/>
      <style:text-properties officeooo:rsid="0013b856" officeooo:paragraph-rsid="0013b856" fo:background-color="transparent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56793" fo:background-color="transparent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7624b" fo:background-color="transparen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officeooo:rsid="001c1dd2" officeooo:paragraph-rsid="001c1dd2" fo:background-color="transparent"/>
    </style:style>
    <style:style style:name="P34" style:family="paragraph" style:parent-style-name="Table_20_Contents">
      <style:paragraph-properties fo:margin-top="0cm" fo:margin-bottom="0cm" style:contextual-spacing="false"/>
      <style:text-properties fo:font-weight="bold" officeooo:rsid="0012fab7" officeooo:paragraph-rsid="0012fab7" style:font-weight-asian="bold" style:font-weight-complex="bold"/>
    </style:style>
    <style:style style:name="P35" style:family="paragraph" style:parent-style-name="Table_20_Contents">
      <style:paragraph-properties fo:margin-top="0cm" fo:margin-bottom="0cm" style:contextual-spacing="false"/>
      <style:text-properties fo:font-weight="bold" officeooo:rsid="00156793" officeooo:paragraph-rsid="00156793" style:font-weight-asian="bold" style:font-weight-complex="bold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26f365" officeooo:paragraph-rsid="0026f365" style:font-weight-asian="bold" style:font-weight-complex="bold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a4c9c" officeooo:paragraph-rsid="001a4c9c" fo:background-color="transparent" style:font-weight-asian="bold" style:font-weight-complex="bold"/>
    </style:style>
    <style:style style:name="P38" style:family="paragraph" style:parent-style-name="Table_20_Contents">
      <style:paragraph-properties fo:margin-top="0cm" fo:margin-bottom="0cm" style:contextual-spacing="false"/>
      <style:text-properties officeooo:rsid="0012fab7" officeooo:paragraph-rsid="0012fab7"/>
    </style:style>
    <style:style style:name="P39" style:family="paragraph" style:parent-style-name="Table_20_Contents">
      <style:paragraph-properties fo:margin-top="0cm" fo:margin-bottom="0cm" style:contextual-spacing="false"/>
      <style:text-properties officeooo:rsid="0013b856" officeooo:paragraph-rsid="0013b856"/>
    </style:style>
    <style:style style:name="P40" style:family="paragraph" style:parent-style-name="Table_20_Contents">
      <style:paragraph-properties fo:margin-top="0cm" fo:margin-bottom="0cm" style:contextual-spacing="false"/>
      <style:text-properties officeooo:rsid="00156793" officeooo:paragraph-rsid="00156793"/>
    </style:style>
    <style:style style:name="P41" style:family="paragraph" style:parent-style-name="Table_20_Contents">
      <style:paragraph-properties fo:margin-top="0cm" fo:margin-bottom="0cm" style:contextual-spacing="false"/>
      <style:text-properties officeooo:rsid="0017624b" officeooo:paragraph-rsid="0017624b"/>
    </style:style>
    <style:style style:name="P42" style:family="paragraph" style:parent-style-name="Table_20_Contents">
      <style:paragraph-properties fo:margin-top="0cm" fo:margin-bottom="0cm" style:contextual-spacing="false"/>
      <style:text-properties officeooo:rsid="001a4c9c" officeooo:paragraph-rsid="001a4c9c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officeooo:rsid="0026f365" officeooo:paragraph-rsid="0026f365"/>
    </style:style>
    <style:style style:name="P44" style:family="paragraph" style:parent-style-name="Standard">
      <style:paragraph-properties fo:margin-top="0.199cm" fo:margin-bottom="0.199cm" style:contextual-spacing="false" fo:line-height="100%" fo:text-align="justify" style:justify-single-word="false"/>
    </style:style>
    <style:style style:name="P45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officeooo:paragraph-rsid="002a9763"/>
    </style:style>
    <style:style style:name="P46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fo:background-color="transparent"/>
    </style:style>
    <style:style style:name="P47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officeooo:rsid="001c1dd2" officeooo:paragraph-rsid="001c1dd2" fo:background-color="transparent"/>
    </style:style>
    <style:style style:name="P48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officeooo:rsid="0021126a" officeooo:paragraph-rsid="0021126a"/>
    </style:style>
    <style:style style:name="P49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officeooo:rsid="0021126a" officeooo:paragraph-rsid="002a9763"/>
    </style:style>
    <style:style style:name="P50" style:family="paragraph" style:parent-style-name="Standard">
      <style:paragraph-properties fo:margin-top="0.4cm" fo:margin-bottom="0.199cm" style:contextual-spacing="false"/>
      <style:text-properties fo:font-style="italic" fo:font-weight="bold" officeooo:rsid="00156793" officeooo:paragraph-rsid="00156793" style:font-style-asian="italic" style:font-weight-asian="bold" style:font-style-complex="italic" style:font-weight-complex="bold"/>
    </style:style>
    <style:style style:name="P51" style:family="paragraph" style:parent-style-name="Contents_20_1">
      <style:paragraph-properties fo:background-color="transparent">
        <style:tab-stops>
          <style:tab-stop style:position="15cm" style:type="right" style:leader-style="dotted" style:leader-text="."/>
        </style:tab-stops>
        <style:background-image/>
      </style:paragraph-properties>
      <style:text-properties fo:font-size="12pt" officeooo:paragraph-rsid="0022c425" style:font-size-asian="12pt" style:font-size-complex="12pt"/>
    </style:style>
    <style:style style:name="P52" style:family="paragraph" style:parent-style-name="Contents_20_1">
      <style:paragraph-properties fo:text-align="center" style:justify-single-word="false" fo:background-color="transparent">
        <style:tab-stops>
          <style:tab-stop style:position="15cm" style:type="right" style:leader-style="dotted" style:leader-text="."/>
        </style:tab-stops>
        <style:background-image/>
      </style:paragraph-properties>
      <style:text-properties fo:font-size="12pt" officeooo:paragraph-rsid="0022c425" style:font-size-asian="12pt" style:font-size-complex="12pt"/>
    </style:style>
    <style:style style:name="P53" style:family="paragraph" style:parent-style-name="Contents_20_2">
      <style:paragraph-properties fo:background-color="transparent">
        <style:tab-stops>
          <style:tab-stop style:position="15cm" style:type="right" style:leader-style="dotted" style:leader-text="."/>
        </style:tab-stops>
        <style:background-image/>
      </style:paragraph-properties>
      <style:text-properties fo:font-size="12pt" officeooo:paragraph-rsid="0022c425" style:font-size-asian="12pt" style:font-size-complex="12pt"/>
    </style:style>
    <style:style style:name="P54" style:family="paragraph" style:parent-style-name="Contents_20_2">
      <style:paragraph-properties fo:background-color="transparent">
        <style:tab-stops>
          <style:tab-stop style:position="15cm" style:type="right" style:leader-style="dotted" style:leader-text="."/>
        </style:tab-stops>
        <style:background-image/>
      </style:paragraph-properties>
      <style:text-properties fo:font-size="12pt" officeooo:paragraph-rsid="00234fb5" style:font-size-asian="12pt" style:font-size-complex="12pt"/>
    </style:style>
    <style:style style:name="P55" style:family="paragraph" style:parent-style-name="Standard" style:master-page-name="MP0">
      <style:paragraph-properties style:page-number="auto" fo:break-before="page"/>
    </style:style>
    <style:style style:name="P56" style:family="paragraph" style:parent-style-name="Standard" style:master-page-name="MP1">
      <style:paragraph-properties fo:text-align="center" style:justify-single-word="false" style:page-number="1" fo:break-before="page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/>
    </style:style>
    <style:style style:name="P58" style:family="paragraph" style:parent-style-name="Standard">
      <style:paragraph-properties fo:margin-top="0.199cm" fo:margin-bottom="0cm" style:contextual-spacing="false" fo:line-height="100%" fo:text-align="justify" style:justify-single-word="false"/>
      <style:text-properties officeooo:rsid="0021126a" officeooo:paragraph-rsid="0021126a" fo:background-color="transparent"/>
    </style:style>
    <style:style style:name="P59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officeooo:rsid="0021126a" officeooo:paragraph-rsid="0021126a"/>
    </style:style>
    <style:style style:name="P60" style:family="paragraph" style:parent-style-name="Heading_20_2">
      <style:paragraph-properties fo:margin-top="0.4cm" fo:margin-bottom="0cm" style:contextual-spacing="false"/>
    </style:style>
    <style:style style:name="P61" style:family="paragraph" style:parent-style-name="Heading_20_2">
      <style:paragraph-properties fo:margin-top="0.4cm" fo:margin-bottom="0cm" style:contextual-spacing="false"/>
      <style:text-properties officeooo:paragraph-rsid="00156793"/>
    </style:style>
    <style:style style:name="P62" style:family="paragraph" style:parent-style-name="Heading_20_2">
      <style:paragraph-properties fo:margin-top="0.4cm" fo:margin-bottom="0cm" style:contextual-spacing="false"/>
      <style:text-properties officeooo:paragraph-rsid="0021126a"/>
    </style:style>
    <style:style style:name="P63" style:family="paragraph" style:parent-style-name="Heading_20_2">
      <style:paragraph-properties fo:margin-top="0.4cm" fo:margin-bottom="0cm" style:contextual-spacing="false" fo:line-height="150%" fo:text-align="justify" style:justify-single-word="false"/>
      <style:text-properties officeooo:paragraph-rsid="0012404f"/>
    </style:style>
    <style:style style:name="P64" style:family="paragraph" style:parent-style-name="Heading_20_2">
      <style:paragraph-properties fo:margin-top="0.4cm" fo:margin-bottom="0cm" style:contextual-spacing="false" fo:line-height="150%" fo:text-align="justify" style:justify-single-word="false"/>
      <style:text-properties officeooo:paragraph-rsid="001e181a"/>
    </style:style>
    <style:style style:name="P65" style:family="paragraph" style:parent-style-name="Heading_20_2">
      <style:paragraph-properties fo:margin-top="0.4cm" fo:margin-bottom="0cm" style:contextual-spacing="false" fo:line-height="150%" fo:text-align="justify" style:justify-single-word="false"/>
      <style:text-properties officeooo:paragraph-rsid="0021126a"/>
    </style:style>
    <style:style style:name="P66" style:family="paragraph" style:parent-style-name="Heading_20_2">
      <style:paragraph-properties fo:margin-top="0.4cm" fo:margin-bottom="0.199cm" style:contextual-spacing="false" fo:line-height="150%" fo:text-align="justify" style:justify-single-word="false"/>
      <style:text-properties officeooo:paragraph-rsid="0012fab7"/>
    </style:style>
    <style:style style:name="P67" style:family="paragraph" style:parent-style-name="Heading_20_2">
      <style:paragraph-properties fo:margin-top="0.4cm" fo:margin-bottom="0.199cm" style:contextual-spacing="false"/>
      <style:text-properties officeooo:paragraph-rsid="001a4c9c"/>
    </style:style>
    <style:style style:name="P68" style:family="paragraph" style:parent-style-name="Heading_20_1">
      <style:paragraph-properties fo:margin-left="0.76cm" fo:margin-right="0cm" fo:margin-top="0.4cm" fo:margin-bottom="0cm" style:contextual-spacing="false" fo:text-indent="-0.76cm" style:auto-text-indent="false">
        <style:tab-stops/>
      </style:paragraph-properties>
    </style:style>
    <style:style style:name="P69" style:family="paragraph" style:parent-style-name="Heading_20_1">
      <style:paragraph-properties fo:margin-top="0.4cm" fo:margin-bottom="0cm" style:contextual-spacing="false"/>
    </style:style>
    <style:style style:name="P70" style:family="paragraph" style:parent-style-name="Heading_20_1">
      <style:paragraph-properties fo:margin-top="0.4cm" fo:margin-bottom="0cm" style:contextual-spacing="false"/>
      <style:text-properties officeooo:paragraph-rsid="0028447b"/>
    </style:style>
    <style:style style:name="P71" style:family="paragraph" style:parent-style-name="Heading_20_1">
      <style:paragraph-properties fo:margin-top="0.4cm" fo:margin-bottom="0cm" style:contextual-spacing="false"/>
      <style:text-properties officeooo:paragraph-rsid="002a9763"/>
    </style:style>
    <style:style style:name="P72" style:family="paragraph" style:parent-style-name="Table_20_Contents" style:list-style-name="L1">
      <style:paragraph-properties fo:margin-top="0cm" fo:margin-bottom="0cm" style:contextual-spacing="false"/>
      <style:text-properties officeooo:rsid="0026f365" officeooo:paragraph-rsid="0026f365"/>
    </style:style>
    <style:style style:name="P73" style:family="paragraph" style:parent-style-name="Table_20_Contents" style:list-style-name="L2">
      <style:paragraph-properties fo:margin-top="0cm" fo:margin-bottom="0cm" style:contextual-spacing="false"/>
      <style:text-properties officeooo:rsid="0026f365" officeooo:paragraph-rsid="0026f365"/>
    </style:style>
    <style:style style:name="P74" style:family="paragraph" style:parent-style-name="Table_20_Contents" style:list-style-name="L3">
      <style:paragraph-properties fo:margin-top="0cm" fo:margin-bottom="0cm" style:contextual-spacing="false"/>
      <style:text-properties officeooo:rsid="0026f365" officeooo:paragraph-rsid="0026f365"/>
    </style:style>
    <style:style style:name="P75" style:family="paragraph" style:parent-style-name="Table_20_Contents" style:list-style-name="L2">
      <style:paragraph-properties fo:margin-top="0cm" fo:margin-bottom="0cm" style:contextual-spacing="false"/>
      <style:text-properties officeooo:rsid="0027cd31" officeooo:paragraph-rsid="0027cd31"/>
    </style:style>
    <style:style style:name="P76" style:family="paragraph" style:parent-style-name="Table_20_Contents" style:list-style-name="L3">
      <style:paragraph-properties fo:margin-top="0cm" fo:margin-bottom="0cm" style:contextual-spacing="false"/>
      <style:text-properties officeooo:rsid="0027cd31" officeooo:paragraph-rsid="0027cd31"/>
    </style:style>
    <style:style style:name="P77" style:family="paragraph" style:parent-style-name="Table_20_Contents" style:list-style-name="L4">
      <style:paragraph-properties fo:margin-top="0cm" fo:margin-bottom="0cm" style:contextual-spacing="false"/>
      <style:text-properties officeooo:rsid="0027cd31" officeooo:paragraph-rsid="0027cd3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fo:font-weight="bold" style:font-size-asian="20pt" style:font-weight-asian="bold" style:font-size-complex="20pt"/>
    </style:style>
    <style:style style:name="T3" style:family="text">
      <style:text-properties style:font-name-complex="Times New Roman"/>
    </style:style>
    <style:style style:name="T4" style:family="text">
      <style:text-properties fo:font-style="italic" fo:background-color="transparent" loext:char-shading-value="0" style:font-style-asian="italic" style:font-style-complex="italic"/>
    </style:style>
    <style:style style:name="T5" style:family="text">
      <style:text-properties fo:font-style="italic" officeooo:rsid="0021126a" fo:background-color="transparent" loext:char-shading-value="0" style:font-style-asian="italic" style:font-style-complex="italic"/>
    </style:style>
    <style:style style:name="T6" style:family="text">
      <style:text-properties fo:font-style="italic" officeooo:rsid="0021126a" style:font-style-asian="italic" style:font-style-complex="italic"/>
    </style:style>
    <style:style style:name="T7" style:family="text">
      <style:text-properties officeooo:rsid="0012404f"/>
    </style:style>
    <style:style style:name="T8" style:family="text">
      <style:text-properties officeooo:rsid="0012fab7"/>
    </style:style>
    <style:style style:name="T9" style:family="text">
      <style:text-properties officeooo:rsid="0013b856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3b856" fo:background-color="transparent" loext:char-shading-value="0"/>
    </style:style>
    <style:style style:name="T12" style:family="text">
      <style:text-properties officeooo:rsid="0017624b" fo:background-color="transparent" loext:char-shading-value="0"/>
    </style:style>
    <style:style style:name="T13" style:family="text">
      <style:text-properties officeooo:rsid="001f6b49" fo:background-color="transparent" loext:char-shading-value="0"/>
    </style:style>
    <style:style style:name="T14" style:family="text">
      <style:text-properties officeooo:rsid="0021126a" fo:background-color="transparent" loext:char-shading-value="0"/>
    </style:style>
    <style:style style:name="T15" style:family="text">
      <style:text-properties officeooo:rsid="00156793"/>
    </style:style>
    <style:style style:name="T16" style:family="text">
      <style:text-properties officeooo:rsid="0017624b"/>
    </style:style>
    <style:style style:name="T17" style:family="text">
      <style:text-properties officeooo:rsid="001a4c9c"/>
    </style:style>
    <style:style style:name="T18" style:family="text">
      <style:text-properties officeooo:rsid="001e181a"/>
    </style:style>
    <style:style style:name="T19" style:family="text">
      <style:text-properties officeooo:rsid="0021126a"/>
    </style:style>
    <style:style style:name="T20" style:family="text">
      <style:text-properties officeooo:rsid="00234fb5"/>
    </style:style>
    <style:style style:name="T21" style:family="text">
      <style:text-properties fo:color="#000000"/>
    </style:style>
    <style:style style:name="T22" style:family="text">
      <style:text-properties fo:color="#000000" officeooo:rsid="0012fab7"/>
    </style:style>
    <style:style style:name="T23" style:family="text">
      <style:text-properties fo:color="#000000" officeooo:rsid="002a9763"/>
    </style:style>
    <style:style style:name="T24" style:family="text">
      <style:text-properties fo:color="#000000" officeooo:rsid="002b764a"/>
    </style:style>
    <style:style style:name="T25" style:family="text">
      <style:text-properties officeooo:rsid="0026f365"/>
    </style:style>
    <style:style style:name="T26" style:family="text">
      <style:text-properties officeooo:rsid="0027cd31"/>
    </style:style>
    <style:style style:name="T27" style:family="text">
      <style:text-properties style:font-name="Times New Roman" fo:font-size="14pt" fo:font-style="italic" fo:font-weight="bold" style:font-name-asian="Times New Roman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28" style:family="text">
      <style:text-properties officeooo:rsid="00290c9b"/>
    </style:style>
    <style:style style:name="T29" style:family="text">
      <style:text-properties officeooo:rsid="002a9763"/>
    </style:style>
    <style:style style:name="T30" style:family="text">
      <style:text-properties officeooo:rsid="002b764a"/>
    </style:style>
    <style:style style:name="T31" style:family="text">
      <style:text-properties officeooo:rsid="002c1c99"/>
    </style:style>
    <style:style style:name="T32" style:family="text">
      <style:text-properties officeooo:rsid="002dfd83"/>
    </style:style>
    <style:style style:name="T33" style:family="text">
      <style:text-properties officeooo:rsid="002ead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istema Acadêmico IFRS-BG</text:p>
      <text:p text:style-name="Standard"/>
      <text:p text:style-name="Standard"/>
      <text:p text:style-name="Standard"/>
      <text:p text:style-name="P3">Documento de Visão</text:p>
      <text:p text:style-name="Standard"/>
      <text:p text:style-name="Standard"/>
      <text:p text:style-name="P5"><text:span text:style-name="Fonte_20_parág._20_padrão"><text:span text:style-name="T1">Versão 1.0</text:span></text:span></text:p>
      <text:p text:style-name="Standard"/>
      <text:p text:style-name="P12">Histórico de Revisão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Versã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2">
          <table:table-cell table:style-name="Tabela1.A2" office:value-type="string">
            <text:p text:style-name="P6">11/04/2014</text:p>
          </table:table-cell>
          <table:table-cell table:style-name="Tabela1.B2" office:value-type="string">
            <text:p text:style-name="P6">1.0</text:p>
          </table:table-cell>
          <table:table-cell table:style-name="Tabela1.C2" office:value-type="string">
            <text:p text:style-name="P6">Primeira versão do documento</text:p>
          </table:table-cell>
          <table:table-cell table:style-name="Tabela1.D2" office:value-type="string">
            <text:p text:style-name="P8">Eduardo Hoff</text:p>
          </table:table-cell>
        </table:table-row>
      </table:table>
      <text:p text:style-name="Standard"/>
      <text:p text:style-name="Standard"/>
      <text:p text:style-name="Standard"/>
      <text:p text:style-name="P56"><text:span text:style-name="Fonte_20_parág._20_padrão"><text:span text:style-name="T2">Índice</text:span></text:span></text:p>
      <text:p text:style-name="P5"/>
      <text:p text:style-name="P51">1. Objetivo do Documento<text:tab/>2</text:p>
      <text:p text:style-name="P53">1.1. Objetivos<text:tab/>2</text:p>
      <text:p text:style-name="P53">1.2. Abrangência do Projeto<text:tab/>2</text:p>
      <text:p text:style-name="P53">1.3. Definições, Acrônimos e Abreviações<text:tab/>2</text:p>
      <text:p text:style-name="P51">2. <text:span text:style-name="T20">Posicionamento</text:span><text:tab/><text:span text:style-name="T30">2</text:span></text:p>
      <text:p text:style-name="P54"><text:span text:style-name="T20">2</text:span>.1. <text:span text:style-name="T20">Oportunidade de Negócio</text:span><text:tab/><text:span text:style-name="T30">2</text:span></text:p>
      <text:p text:style-name="P54"><text:span text:style-name="T20">2</text:span>.2. <text:span text:style-name="T20">Descrição do Problema</text:span><text:tab/><text:span text:style-name="T20">3</text:span></text:p>
      <text:p text:style-name="P54"><text:span text:style-name="T20">2</text:span>.3. <text:span text:style-name="T20">Posição do Produto</text:span><text:tab/><text:span text:style-name="T20">3</text:span></text:p>
      <text:p text:style-name="P51">3. Partes Envolvidas<text:tab/><text:span text:style-name="T20">4</text:span></text:p>
      <text:p text:style-name="P53">3.1. Resumo dos Envolvidos<text:tab/>4</text:p>
      <text:p text:style-name="P53">3.2. Resumo dos Usuários<text:tab/>4</text:p>
      <text:p text:style-name="P54">3.<text:span text:style-name="T20">3</text:span>. <text:span text:style-name="T20">Perfil dos Usuários</text:span><text:tab/><text:span text:style-name="T30">4</text:span></text:p>
      <text:p text:style-name="P54">3.<text:span text:style-name="T20">4</text:span>. <text:span text:style-name="T20">Necessidade</text:span> dos Usuários<text:tab/><text:span text:style-name="T20">5</text:span></text:p>
      <text:p text:style-name="P51">4. Descrição da Solução Proposta<text:tab/>5</text:p>
      <text:p text:style-name="P51">5. Funcionalidades<text:tab/>5</text:p>
      <text:p text:style-name="P51">6. Restrições do Projeto<text:tab/><text:span text:style-name="T20">6</text:span></text:p>
      <text:p text:style-name="P54"><text:span text:style-name="T20">6</text:span>.1. <text:span text:style-name="T20">Segurança</text:span><text:tab/><text:span text:style-name="T20">6</text:span></text:p>
      <text:p text:style-name="P54"><text:span text:style-name="T20">6</text:span>.2. <text:span text:style-name="T20">Usabilidade</text:span><text:tab/><text:span text:style-name="T30">6</text:span></text:p>
      <text:p text:style-name="P51">7. Outros Requisitos<text:tab/><text:span text:style-name="T30">6</text:span></text:p>
      <text:p text:style-name="P53">7.1. Padrões Aplicáveis<text:tab/><text:span text:style-name="T30">6</text:span></text:p>
      <text:p text:style-name="P53">7.2. Requisitos do Sistema<text:tab/><text:span text:style-name="T30">6</text:span></text:p>
      <text:p text:style-name="P52">8. <text:span text:style-name="T32">Datas de Entrega</text:span><text:tab/><text:span text:style-name="T30">6</text:span></text:p>
      <text:p text:style-name="P10"/>
      <text:p text:style-name="P9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57"><text:soft-page-break/>Documento de Visão</text:p>
      <text:p text:style-name="P68">1.<text:tab/>Objetivo<text:span text:style-name="Fonte_20_parág._20_padrão"><text:span text:style-name="T3"> </text:span></text:span>do<text:span text:style-name="Fonte_20_parág._20_padrão"><text:span text:style-name="T3"> </text:span></text:span>Documento</text:p>
      <text:p text:style-name="P14"><text:span text:style-name="T21">Este documento apresenta uma solução de software, chamado de projeto Sistema Acadêmico IFRS-BG, para o Instituto Federal de Educação, Ciência e Tecnologia do Rio Grande do Sul </text:span><text:span text:style-name="T23">(IFRS)</text:span><text:span text:style-name="T21">, campus Bento Gonçalves, solicitado pelo cliente Rogério Tessari, </text:span><text:span text:style-name="T22">representante do campus,</text:span><text:span text:style-name="T21"> apresentando os problemas a serem solucionados, as necessidades dos principais envolvidos, o alcance do projeto e as funcionalidades esperadas do sistema.</text:span></text:p>
      <text:p text:style-name="P60">1.1.<text:tab/>Objetivos</text:p>
      <text:p text:style-name="P13">Este projeto tem como objetivo principal o desenvolvimento de um software de gerenciamento acadêmico <text:span text:style-name="T7">que auxilie no processo de registro de atividades escolares dos professores</text:span>, chamado Sistema Acadêmico IFRS-BG, para o Instituto Federal do Rio Grande do Sul, <text:span text:style-name="T7">campus Bento Gonçalves</text:span>.</text:p>
      <text:p text:style-name="P60"><text:span text:style-name="T27">1.2.<text:tab/>Abrangência</text:span><text:span text:style-name="Fonte_20_parág._20_padrão"><text:span text:style-name="T27"> </text:span></text:span><text:span text:style-name="T27">do</text:span><text:span text:style-name="Fonte_20_parág._20_padrão"><text:span text:style-name="T27"> </text:span></text:span><text:span text:style-name="T27">Projeto</text:span></text:p>
      <text:p text:style-name="P13">O projeto Sistema Acadêmico IFRS-BG visa melhorar o processo de registro de atividades escolares, realizado pelos professores, tanto no ensino superior quanto no médio <text:span text:style-name="T7">do IFRS, campus Bento Gonçalves</text:span>. O projeto abrange todo o corpo docente, que utilizará o sistema como diário de classe, os alunos, que terão suas notas e frequências administradas no sistema, e a administração do campus, que utilizará os registros da aplicação para as suas próprias funções.</text:p>
      <text:p text:style-name="P60">1.3.<text:tab/>Definições,<text:span text:style-name="Fonte_20_parág._20_padrão"><text:span text:style-name="T3"> </text:span></text:span>Acrônimos<text:span text:style-name="Fonte_20_parág._20_padrão"><text:span text:style-name="T3"> </text:span></text:span>e<text:span text:style-name="Fonte_20_parág._20_padrão"><text:span text:style-name="T3"> </text:span></text:span>Abreviações</text:p>
      <text:p text:style-name="P20"><text:span text:style-name="T30">IFRS: </text:span><text:span text:style-name="T24">Instituto Federal de Educação, Ciência e Tecnologia do Rio Grande do Sul</text:span> </text:p>
      <text:p text:style-name="P70">2.<text:tab/><text:span text:style-name="T7">Posicionamento</text:span></text:p>
      <text:p text:style-name="P63"><text:span text:style-name="T7">2</text:span>.1.<text:tab/><text:span text:style-name="T7">Oportunidade de Negócio</text:span></text:p>
      <text:p text:style-name="P15">Os professores do IFRS, campus Bento Gonçalves, precisam de um meio adequado, fácil e rápido para registrar as notas e frequências de alunos <text:span text:style-name="T8">da instituição nos diários de suas disciplinas, tanto no ensino médio como no superior, além de registrar o conteúdo </text:span><text:soft-page-break/><text:span text:style-name="T8">ministrado em cada aula e emitir um registro final da disciplina ao final do período letivo. </text:span></text:p>
      <text:p text:style-name="P63"><text:span text:style-name="T7">2</text:span>.<text:span text:style-name="T7">2</text:span>.<text:tab/><text:span text:style-name="T7">Descrição do Problema</text:span></text:p>
      <text:p text:style-name="P44">A tabela a seguir descreve o problema que o projeto deve verificar, quem será afetado, qual será o seu impacto e qual é a solução ideal.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1">O problema</text:p>
          </table:table-cell>
          <table:table-cell table:style-name="Tabela2.B4" office:value-type="string">
            <text:p text:style-name="P24">Dificuldade no registro de atividades escolares pelos professores</text:p>
          </table:table-cell>
        </table:table-row>
        <table:table-row>
          <table:table-cell table:style-name="Tabela2.A1" office:value-type="string">
            <text:p text:style-name="P21">Afeta</text:p>
          </table:table-cell>
          <table:table-cell table:style-name="Tabela2.B4" office:value-type="string">
            <text:p text:style-name="P24">Corpo docente da instituição</text:p>
          </table:table-cell>
        </table:table-row>
        <table:table-row>
          <table:table-cell table:style-name="Tabela2.A1" office:value-type="string">
            <text:p text:style-name="P21">O impacto deste problema é</text:p>
          </table:table-cell>
          <table:table-cell table:style-name="Tabela2.B4" office:value-type="string">
            <text:p text:style-name="P24">Inadequação do processo de registro de atividades escolares</text:p>
          </table:table-cell>
        </table:table-row>
        <table:table-row>
          <table:table-cell table:style-name="Tabela2.A1" office:value-type="string">
            <text:p text:style-name="P21">Uma solução ideal permitiria</text:p>
          </table:table-cell>
          <table:table-cell table:style-name="Tabela2.B4" office:value-type="string">
            <text:p text:style-name="P24">Uma forma mais eficiente de administrar o diário de classe do professor</text:p>
          </table:table-cell>
        </table:table-row>
      </table:table>
      <text:p text:style-name="P66"><text:span text:style-name="T7">2</text:span>.<text:span text:style-name="T8">3</text:span>.<text:tab/><text:span text:style-name="T8">Posição do Produto</text:span></text:p>
      <text:p text:style-name="P45">A tabela a seguir descreve <text:span text:style-name="T29">a posição do produto, para quem será desenvolvido, suas razões e seu diferencial.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34">Para</text:p>
          </table:table-cell>
          <table:table-cell table:style-name="Tabela6.B1" office:value-type="string">
            <text:p text:style-name="P38">O Instituto Federal do Rio Grande do Sul, campus Bento Gonçalves</text:p>
          </table:table-cell>
        </table:table-row>
        <table:table-row>
          <table:table-cell table:style-name="Tabela6.A2" office:value-type="string">
            <text:p text:style-name="P34">Que</text:p>
          </table:table-cell>
          <table:table-cell table:style-name="Tabela6.B2" office:value-type="string">
            <text:p text:style-name="P38">Sente a necessidade de uma melhor aplicação para registro de notas e frequências dos alunos</text:p>
          </table:table-cell>
        </table:table-row>
        <table:table-row>
          <table:table-cell table:style-name="Tabela6.A2" office:value-type="string">
            <text:p text:style-name="P34">O Sistema Acadêmico IFRS-BG</text:p>
          </table:table-cell>
          <table:table-cell table:style-name="Tabela6.B3" office:value-type="string">
            <text:p text:style-name="P38">É um software, desenvolvido em plataforma web, <text:span text:style-name="T20">para gerenciamento de atividades escolares</text:span></text:p>
          </table:table-cell>
        </table:table-row>
        <table:table-row>
          <table:table-cell table:style-name="Tabela6.A2" office:value-type="string">
            <text:p text:style-name="P34">Que</text:p>
          </table:table-cell>
          <table:table-cell table:style-name="Tabela6.B4" office:value-type="string">
            <text:p text:style-name="P38">Auxilia no processo de registro de notas e frequências dos alunos nos diários da disciplina, feito pelos professores, tanto no ensino médio como no superior</text:p>
          </table:table-cell>
        </table:table-row>
        <table:table-row>
          <table:table-cell table:style-name="Tabela6.A2" office:value-type="string">
            <text:p text:style-name="P34">Diferente de</text:p>
          </table:table-cell>
          <table:table-cell table:style-name="Tabela6.B5" office:value-type="string">
            <text:p text:style-name="P38">O atual sistema, que não é adequado, simples ou rápido de usar</text:p>
          </table:table-cell>
        </table:table-row>
        <table:table-row>
          <table:table-cell table:style-name="Tabela6.A2" office:value-type="string">
            <text:p text:style-name="P34">Nosso Produto</text:p>
          </table:table-cell>
          <table:table-cell table:style-name="Tabela6.B6" office:value-type="string">
            <text:p text:style-name="P39">Permite que o professor registre as notas e frequências, quantidade e pesos de avaliações de forma diferenciada para o ensino superior e para o ensino médio, além do conteúdo ministrado em cada aula</text:p>
          </table:table-cell>
        </table:table-row>
      </table:table>
      <text:p text:style-name="P11"/>
      <text:p text:style-name="P11"/>
      <text:p text:style-name="P69"><text:soft-page-break/>3.<text:tab/>Partes<text:span text:style-name="Fonte_20_parág._20_padrão"><text:span text:style-name="T3"> </text:span></text:span>Envolvidas</text:p>
      <text:p text:style-name="P60">3.1.<text:tab/>Resumo<text:span text:style-name="Fonte_20_parág._20_padrão"><text:span text:style-name="T3"> </text:span></text:span>dos<text:span text:style-name="Fonte_20_parág._20_padrão"><text:span text:style-name="T3"> </text:span></text:span>Envolvidos</text:p>
      <text:p text:style-name="P44">A tabela a seguir descreve os envolvidos no projeto e suas responsabilidades.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2">Nome</text:p>
          </table:table-cell>
          <table:table-cell table:style-name="Tabela3.A1" office:value-type="string">
            <text:p text:style-name="P22">Descrição</text:p>
          </table:table-cell>
          <table:table-cell table:style-name="Tabela3.C1" office:value-type="string">
            <text:p text:style-name="P22">Responsabilidades</text:p>
          </table:table-cell>
        </table:table-row>
        <table:table-row>
          <table:table-cell table:style-name="Tabela3.A2" office:value-type="string">
            <text:p text:style-name="P25">Cliente</text:p>
          </table:table-cell>
          <table:table-cell table:style-name="Tabela3.B2" office:value-type="string">
            <text:p text:style-name="P27">Instituto Federal do Rio Grande do Sul<text:span text:style-name="T9"> – </text:span>campus Bento Gonçalves, representado por Rogério Tessari</text:p>
          </table:table-cell>
          <table:table-cell table:style-name="Tabela3.C2" office:value-type="string">
            <text:p text:style-name="P26"><text:span text:style-name="T9"><text:s/>– </text:span>Ajuda no levantamento de requisitos</text:p>
            <text:p text:style-name="P26"><text:span text:style-name="T9"><text:s/>– </text:span>Contextualiza os processos da instituição</text:p>
            <text:p text:style-name="P26"><text:span text:style-name="T9"><text:s/>– </text:span>Aprova entregas</text:p>
            <text:p text:style-name="P26"><text:span text:style-name="T9"><text:s/>– </text:span>Aprova financiamentos</text:p>
          </table:table-cell>
        </table:table-row>
        <table:table-row>
          <table:table-cell table:style-name="Tabela3.A3" office:value-type="string">
            <text:p text:style-name="P25">Professor</text:p>
          </table:table-cell>
          <table:table-cell table:style-name="Tabela3.B3" office:value-type="string">
            <text:p text:style-name="P27">Professor do instituto, tanto do ensino superior como do médio</text:p>
          </table:table-cell>
          <table:table-cell table:style-name="Tabela3.C3" office:value-type="string">
            <text:p text:style-name="P28"><text:span text:style-name="T9"><text:s/>– </text:span>Ajuda no levantamento de requisitos</text:p>
            <text:p text:style-name="P28"><text:span text:style-name="T9"><text:s/>– </text:span>Contextualiza os processos da instituição</text:p>
          </table:table-cell>
        </table:table-row>
        <table:table-row>
          <table:table-cell table:style-name="Tabela3.A4" office:value-type="string">
            <text:p text:style-name="P25">Aluno</text:p>
          </table:table-cell>
          <table:table-cell table:style-name="Tabela3.B4" office:value-type="string">
            <text:p text:style-name="P27">Aluno do instituto, tanto do ensino superior como do médio</text:p>
          </table:table-cell>
          <table:table-cell table:style-name="Tabela3.C4" office:value-type="string">
            <text:p text:style-name="P26"/>
          </table:table-cell>
        </table:table-row>
      </table:table>
      <text:p text:style-name="P60">3.2.<text:tab/>Resumo<text:span text:style-name="Fonte_20_parág._20_padrão"><text:span text:style-name="T3"> </text:span></text:span>dos<text:span text:style-name="Fonte_20_parág._20_padrão"><text:span text:style-name="T3"> </text:span></text:span>Usuários</text:p>
      <text:p text:style-name="P46">A tabela a seguir descreve quem utilizará o sistema, e suas responsabilidades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23">Nome</text:p>
          </table:table-cell>
          <table:table-cell table:style-name="Tabela4.A1" office:value-type="string">
            <text:p text:style-name="P23">Descrição</text:p>
          </table:table-cell>
          <table:table-cell table:style-name="Tabela4.A1" office:value-type="string">
            <text:p text:style-name="P23">Responsabilidade</text:p>
          </table:table-cell>
          <table:table-cell table:style-name="Tabela4.D1" office:value-type="string">
            <text:p text:style-name="P23">Envolvido</text:p>
          </table:table-cell>
        </table:table-row>
        <table:table-row>
          <table:table-cell table:style-name="Tabela4.A2" office:value-type="string">
            <text:p text:style-name="P25">Professor</text:p>
          </table:table-cell>
          <table:table-cell table:style-name="Tabela4.B2" office:value-type="string">
            <text:p text:style-name="P29">Usuário primário do sistema</text:p>
          </table:table-cell>
          <table:table-cell table:style-name="Tabela4.C2" office:value-type="string">
            <text:p text:style-name="P26"><text:span text:style-name="T9"><text:s/>– </text:span>Registra notas e frequências de alunos</text:p>
            <text:p text:style-name="P26"><text:span text:style-name="T9"><text:s/>– </text:span>Determina a quantidade de avaliações, bem como seus pesos</text:p>
            <text:p text:style-name="P26"><text:span text:style-name="T9"><text:s/>– </text:span>Gerencia o conteúdo ministrado em cada aula</text:p>
          </table:table-cell>
          <table:table-cell table:style-name="Tabela4.D2" office:value-type="string">
            <text:p text:style-name="P30">Próprio</text:p>
          </table:table-cell>
        </table:table-row>
      </table:table>
      <text:p text:style-name="P61">3.<text:span text:style-name="T15">3</text:span>.<text:tab/><text:span text:style-name="T15">Perfil</text:span><text:span text:style-name="Fonte_20_parág._20_padrão"><text:span text:style-name="T3"> </text:span></text:span>dos<text:span text:style-name="Fonte_20_parág._20_padrão"><text:span text:style-name="T3"> </text:span></text:span>Usuários</text:p>
      <text:p text:style-name="P50">3.3.1. Professor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5">Descrição</text:p>
          </table:table-cell>
          <table:table-cell table:style-name="Tabela7.B1" office:value-type="string">
            <text:p text:style-name="P40">Professor do IFRS, campus Bento Gonçalves, tanto do ensino médio como do superior</text:p>
          </table:table-cell>
        </table:table-row>
        <table:table-row>
          <table:table-cell table:style-name="Tabela7.A2" office:value-type="string">
            <text:p text:style-name="P35">Tipo</text:p>
          </table:table-cell>
          <table:table-cell table:style-name="Tabela7.B7" office:value-type="string">
            <text:p text:style-name="P40">Usuário inexperiente, com alguma experiência ou avançado</text:p>
          </table:table-cell>
        </table:table-row>
        <table:table-row>
          <table:table-cell table:style-name="Tabela7.A2" office:value-type="string">
            <text:p text:style-name="P35">Responsabilidades</text:p>
          </table:table-cell>
          <table:table-cell table:style-name="Tabela7.B7" office:value-type="string">
            <text:p text:style-name="P31"><text:span text:style-name="T9"><text:s/>– </text:span>Registra<text:span text:style-name="T16">r</text:span> notas e frequências de alunos</text:p>
            <text:p text:style-name="P31"><text:span text:style-name="T9"><text:s/>– </text:span>Determina<text:span text:style-name="T16">r</text:span> a quantidade de avaliações, bem como seus pesos</text:p>
            <text:p text:style-name="P31"><text:span text:style-name="T9"><text:s/>– </text:span>Gerencia<text:span text:style-name="T16">r</text:span> o conteúdo ministrado em cada aula <text:span text:style-name="T28">no diário de classe</text:span></text:p>
          </table:table-cell>
        </table:table-row>
        <table:table-row>
          <table:table-cell table:style-name="Tabela7.A2" office:value-type="string">
            <text:p text:style-name="P35">Critério de Sucesso</text:p>
          </table:table-cell>
          <table:table-cell table:style-name="Tabela7.B7" office:value-type="string">
            <text:p text:style-name="P41">Ter suas responsabilidades cumpridas</text:p>
          </table:table-cell>
        </table:table-row>
        <text:soft-page-break/>
        <table:table-row>
          <table:table-cell table:style-name="Tabela7.A2" office:value-type="string">
            <text:p text:style-name="P35">Envolvimento</text:p>
          </table:table-cell>
          <table:table-cell table:style-name="Tabela7.B7" office:value-type="string">
            <text:p text:style-name="P32"><text:span text:style-name="T16">– </text:span>Ajuda no levantamento de requisitos <text:span text:style-name="T16">e c</text:span>ontextualiza os processos da instituição, <text:span text:style-name="T16">se requisitado</text:span></text:p>
            <text:p text:style-name="P32"><text:span text:style-name="T16"><text:s/>– </text:span>A<text:span text:style-name="T16">valiação de funcionalidades</text:span></text:p>
          </table:table-cell>
        </table:table-row>
        <table:table-row>
          <table:table-cell table:style-name="Tabela7.A2" office:value-type="string">
            <text:p text:style-name="P35">Produtos Liberados</text:p>
          </table:table-cell>
          <table:table-cell table:style-name="Tabela7.B7" office:value-type="string">
            <text:p text:style-name="P41">Avaliação de funcionalidades</text:p>
          </table:table-cell>
        </table:table-row>
        <table:table-row>
          <table:table-cell table:style-name="Tabela7.A2" office:value-type="string">
            <text:p text:style-name="P35">Comentários/Problemas</text:p>
          </table:table-cell>
          <table:table-cell table:style-name="Tabela7.B7" office:value-type="string">
            <text:p text:style-name="P41">O professor deverá ser procurado e entrevistado para informações conforme sua disponibilidade</text:p>
          </table:table-cell>
        </table:table-row>
      </table:table>
      <text:p text:style-name="P67">3.<text:span text:style-name="T17">4</text:span>.<text:tab/><text:span text:style-name="T17">Necessidades</text:span><text:span text:style-name="Fonte_20_parág._20_padrão"><text:span text:style-name="T3"> </text:span></text:span>dos<text:span text:style-name="Fonte_20_parág._20_padrão"><text:span text:style-name="T3"> </text:span></text:span>Usuários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37">Necessidade</text:p>
          </table:table-cell>
          <table:table-cell table:style-name="Tabela8.A1" office:value-type="string">
            <text:p text:style-name="P37">Prioridade</text:p>
          </table:table-cell>
          <table:table-cell table:style-name="Tabela8.A1" office:value-type="string">
            <text:p text:style-name="P37">Preocupação</text:p>
          </table:table-cell>
          <table:table-cell table:style-name="Tabela8.D1" office:value-type="string">
            <text:p text:style-name="P37">Solução proposta</text:p>
          </table:table-cell>
        </table:table-row>
        <table:table-row>
          <table:table-cell table:style-name="Tabela8.A2" office:value-type="string">
            <text:p text:style-name="P42">Autenticação de acesso</text:p>
          </table:table-cell>
          <table:table-cell table:style-name="Tabela8.B2" office:value-type="string">
            <text:p text:style-name="P42">Alta</text:p>
          </table:table-cell>
          <table:table-cell table:style-name="Tabela8.C2" office:value-type="string">
            <text:p text:style-name="P42">Gerenciamento de informações com alto nível de importância para a instituição</text:p>
          </table:table-cell>
          <table:table-cell table:style-name="Tabela8.D2" office:value-type="string">
            <text:p text:style-name="P42">Autenticação com nome de usuário ou e-mail e senha</text:p>
          </table:table-cell>
        </table:table-row>
        <table:table-row>
          <table:table-cell table:style-name="Tabela8.A3" office:value-type="string">
            <text:p text:style-name="P42">Facilidade de uso</text:p>
          </table:table-cell>
          <table:table-cell table:style-name="Tabela8.B3" office:value-type="string">
            <text:p text:style-name="P42">Alta</text:p>
          </table:table-cell>
          <table:table-cell table:style-name="Tabela8.C3" office:value-type="string">
            <text:p text:style-name="P42">Facilidade de uso e aprendizado para usuários possivelmente inexperientes</text:p>
          </table:table-cell>
          <table:table-cell table:style-name="Tabela8.D3" office:value-type="string">
            <text:p text:style-name="P42">Sistema amigável e intuitivo</text:p>
          </table:table-cell>
        </table:table-row>
      </table:table>
      <text:p text:style-name="P69">4.<text:tab/>Descrição<text:span text:style-name="Fonte_20_parág._20_padrão"><text:span text:style-name="T3"> </text:span></text:span>da<text:span text:style-name="Fonte_20_parág._20_padrão"><text:span text:style-name="T3"> </text:span></text:span>Solução<text:span text:style-name="Fonte_20_parág._20_padrão"><text:span text:style-name="T3"> </text:span></text:span>Proposta</text:p>
      <text:p text:style-name="P16"><text:span text:style-name="Fonte_20_parág._20_padrão"><text:span text:style-name="T10">A solução ideal para o problema acima descrito é o desenvolvimento de um </text:span></text:span><text:span text:style-name="Fonte_20_parág._20_padrão"><text:span text:style-name="T4">software</text:span></text:span><text:span text:style-name="Fonte_20_parág._20_padrão"><text:span text:style-name="T10">, em plataforma web, </text:span></text:span><text:span text:style-name="Fonte_20_parág._20_padrão"><text:span text:style-name="T12">podendo ser acessado local ou remotamente</text:span></text:span><text:span text:style-name="Fonte_20_parág._20_padrão"><text:span text:style-name="T10">, que atenda as necessidades do cliente, </text:span></text:span><text:span text:style-name="Fonte_20_parág._20_padrão"><text:span text:style-name="T11">descritas nas próximas sessões</text:span></text:span><text:span text:style-name="Fonte_20_parág._20_padrão"><text:span text:style-name="T10">. O projeto deverá ser entregue em três iterações, sendo que a entrega final está programada para o dia 9 de Julho de 2014.</text:span></text:span></text:p>
      <text:p text:style-name="P69">5.<text:tab/>Funcionalidades</text:p>
      <text:p text:style-name="P47">Nessa sessão serão descritas, de forma breve, as funcionalidades esperadas do Sistema Acadêmico IFRS-BG. Essa tabela está sujeita a alterações futuras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3">Funcionalidade</text:p>
          </table:table-cell>
          <table:table-cell table:style-name="Tabela5.B1" office:value-type="string">
            <text:p text:style-name="P23">Descrição</text:p>
          </table:table-cell>
        </table:table-row>
        <table:table-row>
          <table:table-cell table:style-name="Tabela5.A2" office:value-type="string">
            <text:p text:style-name="P33">Autenticação</text:p>
          </table:table-cell>
          <table:table-cell table:style-name="Tabela5.B2" office:value-type="string">
            <text:p text:style-name="P33">Autenticação de usuário com nome ou e-mail e senha</text:p>
          </table:table-cell>
        </table:table-row>
        <table:table-row>
          <table:table-cell table:style-name="Tabela5.A3" office:value-type="string">
            <text:p text:style-name="P33">Cadastro de Professores</text:p>
          </table:table-cell>
          <table:table-cell table:style-name="Tabela5.B3" office:value-type="string">
            <text:p text:style-name="P33">Cadastro dos professores da instituição</text:p>
          </table:table-cell>
        </table:table-row>
        <table:table-row>
          <table:table-cell table:style-name="Tabela5.A4" office:value-type="string">
            <text:p text:style-name="P33">Cadastro de Alunos</text:p>
          </table:table-cell>
          <table:table-cell table:style-name="Tabela5.B4" office:value-type="string">
            <text:p text:style-name="P33">Cadastro de alunos da instituição, tanto do ensino médio como to superior</text:p>
          </table:table-cell>
        </table:table-row>
        <table:table-row>
          <table:table-cell table:style-name="Tabela5.A5" office:value-type="string">
            <text:p text:style-name="P33">Cadastro de Disciplinas</text:p>
          </table:table-cell>
          <table:table-cell table:style-name="Tabela5.B5" office:value-type="string">
            <text:p text:style-name="P33">Cadastro das disciplinas ofertadas na instituição</text:p>
          </table:table-cell>
        </table:table-row>
        <table:table-row>
          <table:table-cell table:style-name="Tabela5.A6" office:value-type="string">
            <text:p text:style-name="P33">Gerenciamento de Avaliações</text:p>
          </table:table-cell>
          <table:table-cell table:style-name="Tabela5.B6" office:value-type="string">
            <text:p text:style-name="P33">Professores devem registar as avaliações, com seus pesos e notas para cada aluno</text:p>
          </table:table-cell>
        </table:table-row>
        <table:table-row>
          <table:table-cell table:style-name="Tabela5.A7" office:value-type="string">
            <text:p text:style-name="P33">Gerenciamento de frequências</text:p>
          </table:table-cell>
          <table:table-cell table:style-name="Tabela5.B7" office:value-type="string">
            <text:p text:style-name="P33">Professores devem registar a frequência de cada aluno em sua disciplina</text:p>
          </table:table-cell>
        </table:table-row>
        <table:table-row>
          <table:table-cell table:style-name="Tabela5.A8" office:value-type="string">
            <text:p text:style-name="P33">Emitir Registro Final da Disciplina</text:p>
          </table:table-cell>
          <table:table-cell table:style-name="Tabela5.B8" office:value-type="string">
            <text:p text:style-name="P33">Ao final do período letivo em questão, deve ser gerado um registro final constando as notas, médias de cada período (no caso do ensino médio), faltas, notas de exame (se necessário) e a média final de cada aluno</text:p>
          </table:table-cell>
        </table:table-row>
        <text:soft-page-break/>
        <table:table-row>
          <table:table-cell table:style-name="Tabela5.A9" office:value-type="string">
            <text:p text:style-name="P33">Gerenciar Aula</text:p>
          </table:table-cell>
          <table:table-cell table:style-name="Tabela5.B9" office:value-type="string">
            <text:p text:style-name="P33">Cada professor deve registar o conteúdo ministrado em cada aula de sua disciplina</text:p>
          </table:table-cell>
        </table:table-row>
        <table:table-row>
          <table:table-cell table:style-name="Tabela5.A10" office:value-type="string">
            <text:p text:style-name="P33">Emitir Diário Final da Disciplina</text:p>
          </table:table-cell>
          <table:table-cell table:style-name="Tabela5.B10" office:value-type="string">
            <text:p text:style-name="P33">Ao final do período letivo em questão, deve ser gerado um diário da disciplina contendo todo o conteúdo ministrado em cada aula</text:p>
          </table:table-cell>
        </table:table-row>
      </table:table>
      <text:p text:style-name="P69">6.<text:tab/>Restrições<text:span text:style-name="Fonte_20_parág._20_padrão"><text:span text:style-name="T3"> </text:span></text:span>do<text:span text:style-name="Fonte_20_parág._20_padrão"><text:span text:style-name="T3"> </text:span></text:span>Projeto</text:p>
      <text:p text:style-name="P17"><text:span text:style-name="T19">O projeto Sistema Acadêmico IFRS-BG será desenvolvido na linguagem de programação PHP versão 5, utilizando o </text:span><text:span text:style-name="T6">framework</text:span><text:span text:style-name="T19"> de desenvolvimento Yii versão 1.1. O Sistema de Gerenciamento de Banco de Dados (SGBD) será o MySQL na sua versão 5.6.</text:span></text:p>
      <text:p text:style-name="P64"><text:span text:style-name="T18">6</text:span>.1.<text:tab/><text:span text:style-name="T18">Segurança</text:span></text:p>
      <text:p text:style-name="P19">Devido a alta importância das informações gerenciadas pelo sistema, segurança deverá ser priorizada. Mecanismos de segurança do sistema incluem autenticação, controle de acesso, integridade e privacidade dos dados. A autenticação será feita por nome de usuário ou e-mail e senha.</text:p>
      <text:p text:style-name="P65"><text:span text:style-name="T18">6</text:span>.<text:span text:style-name="T19">2</text:span>.<text:tab/><text:span text:style-name="T19">Usabilidade</text:span></text:p>
      <text:p text:style-name="P19">Devido à possibilidade de professores inexperientes advindos de áreas com pouca relação com informática, o sistema deverá promover a fácil usabilidade e o rápido aprendizado.</text:p>
      <text:p text:style-name="P69">7.<text:tab/>Outros<text:span text:style-name="Fonte_20_parág._20_padrão"><text:span text:style-name="T3"> </text:span></text:span>Requisitos</text:p>
      <text:p text:style-name="P60">7.1.<text:tab/>Padrões<text:span text:style-name="Fonte_20_parág._20_padrão"><text:span text:style-name="T3"> </text:span></text:span>Aplicáveis</text:p>
      <text:p text:style-name="P18"><text:span text:style-name="T13">O projeto Sistema Acadêmico </text:span><text:span text:style-name="T14">IFRS-BG</text:span><text:span text:style-name="T13"> </text:span><text:span text:style-name="T14">será desenvolvido</text:span><text:span text:style-name="T13"> usando </text:span><text:span text:style-name="T14">a metodologia iterativa e incremental </text:span><text:span text:style-name="T5">Extreme Programming</text:span><text:span text:style-name="T14"> (XP).</text:span></text:p>
      <text:p text:style-name="P62">7.2.<text:tab/>Requisitos<text:span text:style-name="Fonte_20_parág._20_padrão"><text:span text:style-name="T3"> </text:span></text:span>do<text:span text:style-name="Fonte_20_parág._20_padrão"><text:span text:style-name="T3"> </text:span></text:span>Sistema</text:p>
      <text:p text:style-name="P58">O projeto Sistema Acadêmico IFRS-BG deverá ser suportado pelos navegadores Google Chrome, Mozilla Firefox e Microsoft Internet Explorer nas suas últimas versões disponíveis e estáveis.</text:p>
      <text:p text:style-name="P69">8.<text:tab/><text:span text:style-name="T31">Datas de Entrega</text:span></text:p>
      <text:p text:style-name="P48">A tabela a seguir contém <text:span text:style-name="T31">datas</text:span> de entregas, em três iterações, do projeto Sistema Acadêmico IFRS-BG. A seguinte tabela pode sofrer alterações devido à mudança de requisitos, situações inesperadas e necessidades do cliente, <text:span text:style-name="T33">esperadas pela metodologia XP</text:span>, mediante a acordos futuros.</text:p>
      <text:p text:style-name="P48"/>
      <text:p text:style-name="P48"><text:soft-page-break/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36">Fase</text:p>
          </table:table-cell>
          <table:table-cell table:style-name="Tabela9.A1" office:value-type="string">
            <text:p text:style-name="P36">Entregas</text:p>
          </table:table-cell>
          <table:table-cell table:style-name="Tabela9.C1" office:value-type="string">
            <text:p text:style-name="P36">Data de Entrega</text:p>
          </table:table-cell>
        </table:table-row>
        <table:table-row>
          <table:table-cell table:style-name="Tabela9.A4" office:value-type="string">
            <text:p text:style-name="P43">Concepção</text:p>
          </table:table-cell>
          <table:table-cell table:style-name="Tabela9.B2" office:value-type="string">
            <text:list xml:id="list7644048708470924780" text:style-name="L1">
              <text:list-item>
                <text:p text:style-name="P72">Documento de Visão</text:p>
              </text:list-item>
            </text:list>
          </table:table-cell>
          <table:table-cell table:style-name="Tabela9.C2" office:value-type="string">
            <text:p text:style-name="P43">11/04/2014</text:p>
          </table:table-cell>
        </table:table-row>
        <table:table-row>
          <table:table-cell table:style-name="Tabela9.A4" office:value-type="string">
            <text:p text:style-name="P43">1ª Iteração</text:p>
          </table:table-cell>
          <table:table-cell table:style-name="Tabela9.B3" office:value-type="string">
            <text:list xml:id="list7083463729180363435" text:style-name="L2">
              <text:list-item>
                <text:p text:style-name="P73">Diagrama de casos de uso das principais funcionalidades</text:p>
              </text:list-item>
              <text:list-item>
                <text:p text:style-name="P73">Descrição de caso de uso da primeira e segunda funcionalidades, a serem definidas</text:p>
              </text:list-item>
              <text:list-item>
                <text:p text:style-name="P73">Diagramas de design da primeira e da segunda funcionalidad<text:span text:style-name="T26">e</text:span></text:p>
              </text:list-item>
              <text:list-item>
                <text:p text:style-name="P73">Construção de duas primeiras funcionalidades</text:p>
              </text:list-item>
              <text:list-item>
                <text:p text:style-name="P75">Implantação e avaliação</text:p>
              </text:list-item>
            </text:list>
          </table:table-cell>
          <table:table-cell table:style-name="Tabela9.C3" office:value-type="string">
            <text:p text:style-name="P43">09/05/2014</text:p>
          </table:table-cell>
        </table:table-row>
        <table:table-row>
          <table:table-cell table:style-name="Tabela9.A4" office:value-type="string">
            <text:p text:style-name="P43">2ª Iteração</text:p>
          </table:table-cell>
          <table:table-cell table:style-name="Tabela9.B4" office:value-type="string">
            <text:list xml:id="list7551759321940160345" text:style-name="L3">
              <text:list-item>
                <text:p text:style-name="P74">Diagrama de casos de uso <text:span text:style-name="T26">d</text:span>as <text:span text:style-name="T26">outras</text:span> funcionalidades</text:p>
              </text:list-item>
              <text:list-item>
                <text:p text:style-name="P74">Descrição de caso de uso da <text:span text:style-name="T26">terceira e quarta funcionalidade</text:span></text:p>
              </text:list-item>
              <text:list-item>
                <text:p text:style-name="P76">Diagramas de design da<text:span text:style-name="T25"> </text:span>terceira e quarta funcionalidade</text:p>
              </text:list-item>
              <text:list-item>
                <text:p text:style-name="P76">Construção de outras duas funcionalidades</text:p>
              </text:list-item>
              <text:list-item>
                <text:p text:style-name="P76">Implantação e avaliação</text:p>
              </text:list-item>
            </text:list>
          </table:table-cell>
          <table:table-cell table:style-name="Tabela9.C4" office:value-type="string">
            <text:p text:style-name="P43">06/06/2014</text:p>
          </table:table-cell>
        </table:table-row>
        <table:table-row>
          <table:table-cell table:style-name="Tabela9.A5" office:value-type="string">
            <text:p text:style-name="P43">3ª Iteração</text:p>
          </table:table-cell>
          <table:table-cell table:style-name="Tabela9.B5" office:value-type="string">
            <text:list xml:id="list7985932635274759771" text:style-name="L4">
              <text:list-item>
                <text:p text:style-name="P77">Descrição de caso de uso de outras funcionalidades, se necessário</text:p>
              </text:list-item>
              <text:list-item>
                <text:p text:style-name="P77">Diagramas de design de outras funcionalidades</text:p>
              </text:list-item>
              <text:list-item>
                <text:p text:style-name="P77">Construção do resto das funcionalidades</text:p>
              </text:list-item>
              <text:list-item>
                <text:p text:style-name="P77">Testes integrados</text:p>
              </text:list-item>
              <text:list-item>
                <text:p text:style-name="P77">Implantação e avaliação</text:p>
              </text:list-item>
            </text:list>
          </table:table-cell>
          <table:table-cell table:style-name="Tabela9.C5" office:value-type="string">
            <text:p text:style-name="P43">09/07/2014</text:p>
          </table:table-cell>
        </table:table-row>
      </table:table>
      <text:p text:style-name="P71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Hindi" style:font-family-complex="'Lohit Hindi'" style:font-family-generic-complex="system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Hindi" style:font-family-complex="'Lohit Hindi'" style:font-family-generic-complex="system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hyphenation-ladder-count="no-limit"/>
      <style:text-properties fo:text-transform="uppercase" fo:font-size="10pt" fo:font-weight="bold" style:font-size-asian="10pt" style:font-weight-asian="bold" style:font-size-complex="10pt" style:font-weight-complex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variant="small-caps" fo:font-size="10pt" style:font-size-asian="10pt" style:font-size-complex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nte_20_parág._20_padrão" style:display-name="Fonte parág. padrão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onte_20_parág._20_padrão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.5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>
      <style:footer>
        <text:p text:style-name="MP1"><text:page-number text:select-page="current">7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meta:initial-creator>Calebe de Paula Bianchini</meta:initial-creator>
    <meta:creation-date>2007-08-25T17:52:00Z</meta:creation-date>
    <dc:date>2014-04-11T19:15:09.924000000</dc:date>
    <meta:editing-cycles>12</meta:editing-cycles>
    <meta:editing-duration>PT4H12M52S</meta:editing-duration>
    <meta:document-statistic meta:table-count="9" meta:image-count="0" meta:object-count="0" meta:page-count="9" meta:paragraph-count="198" meta:word-count="1467" meta:character-count="9602" meta:non-whitespace-character-count="8319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.dotm"/>
  </office:meta>
</office:document-meta>
</file>